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3.2514in" table:align="left" style:may-break-between-rows="true" table:border-model="collapsing"/>
    </style:style>
    <style:style style:name="Table1.A" style:family="table-column">
      <style:table-column-properties style:column-width="0.309in"/>
    </style:style>
    <style:style style:name="Table1.B" style:family="table-column">
      <style:table-column-properties style:column-width="0.7514in"/>
    </style:style>
    <style:style style:name="Table1.C" style:family="table-column">
      <style:table-column-properties style:column-width="0.8778in"/>
    </style:style>
    <style:style style:name="Table1.D" style:family="table-column">
      <style:table-column-properties style:column-width="1.3132in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2" style:family="table-cell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C2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D2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2" style:family="table">
      <style:table-properties style:width="5.4986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5618in"/>
    </style:style>
    <style:style style:name="Table2.C" style:family="table-column">
      <style:table-column-properties style:column-width="0.8146in"/>
    </style:style>
    <style:style style:name="Table2.D" style:family="table-column">
      <style:table-column-properties style:column-width="1.0604in"/>
    </style:style>
    <style:style style:name="Table2.F" style:family="table-column">
      <style:table-column-properties style:column-width="0.7514in"/>
    </style:style>
    <style:style style:name="Table2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2.B1" style:family="table-cell">
      <style:table-cell-properties fo:background-color="#009353" fo:padding="0in" fo:border-left="none" fo:border-right="none" fo:border-top="0.75pt solid #009353" fo:border-bottom="none" style:writing-mode="page">
        <style:background-image/>
      </style:table-cell-properties>
    </style:style>
    <style:style style:name="Table2.F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2.A2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2.B2" style:family="table-cell" style:data-style-name="N0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2.C2" style:family="table-cell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2.D2" style:family="table-cell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2.E2" style:family="table-cell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2.F2" style:family="table-cell">
      <style:table-cell-properties fo:background-color="#bee3d3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Table3" style:family="table">
      <style:table-properties style:width="6.3764in" table:align="left"/>
    </style:style>
    <style:style style:name="Table3.A" style:family="table-column">
      <style:table-column-properties style:column-width="0.6882in"/>
    </style:style>
    <style:style style:name="Table3.B" style:family="table-column">
      <style:table-column-properties style:column-width="0.8708in"/>
    </style:style>
    <style:style style:name="Table3.C" style:family="table-column">
      <style:table-column-properties style:column-width="0.8146in"/>
    </style:style>
    <style:style style:name="Table3.D" style:family="table-column">
      <style:table-column-properties style:column-width="0.8778in"/>
    </style:style>
    <style:style style:name="Table3.G" style:family="table-column">
      <style:table-column-properties style:column-width="0.7514in"/>
    </style:style>
    <style:style style:name="Table3.A1" style:family="table-cell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3.B1" style:family="table-cell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3.H1" style:family="table-cell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3.A2" style:family="table-cell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3.B2" style:family="table-cell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3.D2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3.H2" style:family="table-cell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4" style:family="table">
      <style:table-properties style:width="3.5604in" table:align="left"/>
    </style:style>
    <style:style style:name="Table4.A" style:family="table-column">
      <style:table-column-properties style:column-width="0.2528in"/>
    </style:style>
    <style:style style:name="Table4.B" style:family="table-column">
      <style:table-column-properties style:column-width="0.6813in"/>
    </style:style>
    <style:style style:name="Table4.C" style:family="table-column">
      <style:table-column-properties style:column-width="1.1306in"/>
    </style:style>
    <style:style style:name="Table4.D" style:family="table-column">
      <style:table-column-properties style:column-width="1.4958in"/>
    </style:style>
    <style:style style:name="Table4.A1" style:family="table-cell">
      <style:table-cell-properties fo:background-color="#faa61a" fo:padding="0in" fo:border-left="0.75pt solid #faa61a" fo:border-right="none" fo:border-top="0.75pt solid #faa61a" fo:border-bottom="none" style:writing-mode="page">
        <style:background-image/>
      </style:table-cell-properties>
    </style:style>
    <style:style style:name="Table4.B1" style:family="table-cell">
      <style:table-cell-properties fo:background-color="#faa61a" fo:padding="0in" fo:border-left="none" fo:border-right="none" fo:border-top="0.75pt solid #faa61a" fo:border-bottom="none" style:writing-mode="page">
        <style:background-image/>
      </style:table-cell-properties>
    </style:style>
    <style:style style:name="Table4.D1" style:family="table-cell">
      <style:table-cell-properties fo:background-color="#faa61a" fo:padding="0in" fo:border-left="none" fo:border-right="0.75pt solid #faa61a" fo:border-top="0.75pt solid #faa61a" fo:border-bottom="none" style:writing-mode="page">
        <style:background-image/>
      </style:table-cell-properties>
    </style:style>
    <style:style style:name="Table4.A2" style:family="table-cell">
      <style:table-cell-properties fo:background-color="#fffbcc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4.B2" style:family="table-cell">
      <style:table-cell-properties fo:background-color="#fffbcc" fo:padding="0in" fo:border-left="none" fo:border-right="none" fo:border-top="none" fo:border-bottom="0.75pt solid #faa61a" style:writing-mode="page">
        <style:background-image/>
      </style:table-cell-properties>
    </style:style>
    <style:style style:name="Table4.C2" style:family="table-cell" style:data-style-name="N0">
      <style:table-cell-properties fo:background-color="#fffbcc" fo:padding="0in" fo:border-left="none" fo:border-right="none" fo:border-top="none" fo:border-bottom="0.75pt solid #faa61a" style:writing-mode="page">
        <style:background-image/>
      </style:table-cell-properties>
    </style:style>
    <style:style style:name="Table4.D2" style:family="table-cell" style:data-style-name="N0">
      <style:table-cell-properties fo:background-color="#fffbcc" fo:padding="0in" fo:border-left="none" fo:border-right="0.75pt solid #faa61a" fo:border-top="none" fo:border-bottom="0.75pt solid #faa61a" style:writing-mode="page">
        <style:background-image/>
      </style:table-cell-properties>
    </style:style>
    <style:style style:name="Table5" style:family="table">
      <style:table-properties style:width="2.5in" table:align="left"/>
    </style:style>
    <style:style style:name="Table5.A" style:family="table-column">
      <style:table-column-properties style:column-width="0.2528in"/>
    </style:style>
    <style:style style:name="Table5.B" style:family="table-column">
      <style:table-column-properties style:column-width="0.6813in"/>
    </style:style>
    <style:style style:name="Table5.C" style:family="table-column">
      <style:table-column-properties style:column-width="0.8146in"/>
    </style:style>
    <style:style style:name="Table5.D" style:family="table-column">
      <style:table-column-properties style:column-width="0.7514in"/>
    </style:style>
    <style:style style:name="Table5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C2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Text_20_body">
      <style:text-properties fo:language="es" fo:country="CO"/>
    </style:style>
    <style:style style:name="P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bold" officeooo:rsid="001b2fde" officeooo:paragraph-rsid="001b2f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bold" officeooo:rsid="001b2fde" officeooo:paragraph-rsid="001b2f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bold" officeooo:rsid="001b2fde" officeooo:paragraph-rsid="001d45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bold" officeooo:rsid="001c6624" officeooo:paragraph-rsid="001c66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bold" officeooo:rsid="001d45f0" officeooo:paragraph-rsid="001d45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d45f0"/>
    </style:style>
    <style:style style:name="T2" style:family="text">
      <style:text-properties officeooo:rsid="001e73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40317410884784"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Nombre</text:p>
          </table:table-cell>
          <table:table-cell table:style-name="Table1.A1" office:value-type="string">
            <text:p text:style-name="P4">Password</text:p>
          </table:table-cell>
          <table:table-cell table:style-name="Table1.A1" office:value-type="string">
            <text:p text:style-name="P4">Correo</text:p>
          </table:table-cell>
        </table:table-row>
        <table:table-row table:style-name="Table1.2"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7">Admin</text:p>
          </table:table-cell>
          <table:table-cell table:style-name="Table1.C2" office:value-type="float" office:value="1234">
            <text:p text:style-name="P5">1234</text:p>
          </table:table-cell>
          <table:table-cell table:style-name="Table1.D2" office:value-type="string">
            <text:p text:style-name="P5"><text:span text:style-name="T1">adm</text:span>@itc.edu.co</text:p>
          </table:table-cell>
        </table:table-row>
      </table:table>
      <text:p text:style-name="P1"/>
      <table:table table:name="Table2" table:style-name="Table2" table:template-name="Box List Green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Line140317780523536">
          <table:table-cell table:style-name="Table2.A1" office:value-type="string">
            <text:p text:style-name="P4">NumInventario</text:p>
          </table:table-cell>
          <table:table-cell table:style-name="Table2.B1" office:value-type="string">
            <text:p text:style-name="P4">Serial</text:p>
          </table:table-cell>
          <table:table-cell table:style-name="Table2.B1" office:value-type="string">
            <text:p text:style-name="P4">Tipo</text:p>
          </table:table-cell>
          <table:table-cell table:style-name="Table2.B1" office:value-type="string">
            <text:p text:style-name="P4">Estado</text:p>
          </table:table-cell>
          <table:table-cell table:style-name="Table2.B1" office:value-type="string">
            <text:p text:style-name="P4">EstudianteID</text:p>
          </table:table-cell>
          <table:table-cell table:style-name="Table2.F1" office:value-type="string">
            <text:p text:style-name="P4">Sede</text:p>
          </table:table-cell>
        </table:table-row>
        <table:table-row table:style-name="TableLine140317410145520">
          <table:table-cell table:style-name="Table2.A2" office:value-type="string">
            <text:p text:style-name="P8">9900</text:p>
          </table:table-cell>
          <table:table-cell table:style-name="Table2.B2" office:value-type="float" office:value="11234">
            <text:p text:style-name="P5">11234</text:p>
          </table:table-cell>
          <table:table-cell table:style-name="Table2.C2" office:value-type="string">
            <text:p text:style-name="P5">NORMAL</text:p>
          </table:table-cell>
          <table:table-cell table:style-name="Table2.D2" office:value-type="string">
            <text:p text:style-name="P5">FUNCIONAL</text:p>
          </table:table-cell>
          <table:table-cell table:style-name="Table2.E2" office:value-type="string">
            <text:p text:style-name="P7">1000001</text:p>
          </table:table-cell>
          <table:table-cell table:style-name="Table2.F2" office:value-type="string">
            <text:p text:style-name="P6">TINTAL</text:p>
          </table:table-cell>
        </table:table-row>
      </table:table>
      <text:p text:style-name="P1"/>
      <table:table table:name="Table3" table:style-name="Table3" table:template-name="Box List Red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C"/>
        <table:table-column table:style-name="Table3.G"/>
        <table:table-column table:style-name="Table3.A"/>
        <table:table-row table:style-name="TableLine140317780529360">
          <table:table-cell table:style-name="Table3.A1" office:value-type="string">
            <text:p text:style-name="P4">ID</text:p>
          </table:table-cell>
          <table:table-cell table:style-name="Table3.B1" office:value-type="string">
            <text:p text:style-name="P4">Nombre</text:p>
          </table:table-cell>
          <table:table-cell table:style-name="Table3.B1" office:value-type="string">
            <text:p text:style-name="P4">Correo</text:p>
          </table:table-cell>
          <table:table-cell table:style-name="Table3.B1" office:value-type="string">
            <text:p text:style-name="P4">Password</text:p>
          </table:table-cell>
          <table:table-cell table:style-name="Table3.B1" office:value-type="string">
            <text:p text:style-name="P4">Carrera</text:p>
          </table:table-cell>
          <table:table-cell table:style-name="Table3.B1" office:value-type="string">
            <text:p text:style-name="P4">Sede</text:p>
          </table:table-cell>
          <table:table-cell table:style-name="Table3.B1" office:value-type="string">
            <text:p text:style-name="P4">Es<text:span text:style-name="T2">t</text:span>ado</text:p>
          </table:table-cell>
          <table:table-cell table:style-name="Table3.H1" office:value-type="string">
            <text:p text:style-name="P4">Bicicleta</text:p>
          </table:table-cell>
        </table:table-row>
        <table:table-row table:style-name="TableLine140317410598144">
          <table:table-cell table:style-name="Table3.A2" office:value-type="string">
            <text:p text:style-name="P7">1000001</text:p>
          </table:table-cell>
          <table:table-cell table:style-name="Table3.B2" office:value-type="string">
            <text:p text:style-name="P7">Estudiante</text:p>
          </table:table-cell>
          <table:table-cell table:style-name="Table3.B2" office:value-type="string">
            <text:p text:style-name="P5">est@itc...</text:p>
          </table:table-cell>
          <table:table-cell table:style-name="Table3.D2" office:value-type="float" office:value="1234">
            <text:p text:style-name="P5">1234</text:p>
          </table:table-cell>
          <table:table-cell table:style-name="Table3.B2" office:value-type="string">
            <text:p text:style-name="P5">SISTEMAS</text:p>
          </table:table-cell>
          <table:table-cell table:style-name="Table3.B2" office:value-type="string">
            <text:p text:style-name="P5">CENTRO</text:p>
          </table:table-cell>
          <table:table-cell table:style-name="Table3.B2" office:value-type="string">
            <text:p text:style-name="P5">ACTIVO</text:p>
          </table:table-cell>
          <table:table-cell table:style-name="Table3.H2" office:value-type="string">
            <text:p text:style-name="P8">9900</text:p>
          </table:table-cell>
        </table:table-row>
      </table:table>
      <text:p text:style-name="P1"/>
      <table:table table:name="Table4" table:style-name="Table4" table:template-name="Box List Yellow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140317410103648">
          <table:table-cell table:style-name="Table4.A1" office:value-type="string">
            <text:p text:style-name="P4">ID</text:p>
          </table:table-cell>
          <table:table-cell table:style-name="Table4.B1" office:value-type="string">
            <text:p text:style-name="P4">Nombre</text:p>
          </table:table-cell>
          <table:table-cell table:style-name="Table4.B1" office:value-type="string">
            <text:p text:style-name="P4">CuposTotales</text:p>
          </table:table-cell>
          <table:table-cell table:style-name="Table4.D1" office:value-type="string">
            <text:p text:style-name="P4">CuposDisponibles</text:p>
          </table:table-cell>
        </table:table-row>
        <table:table-row table:style-name="TableLine140317410168768">
          <table:table-cell table:style-name="Table4.A2" office:value-type="string">
            <text:p text:style-name="P5">3</text:p>
          </table:table-cell>
          <table:table-cell table:style-name="Table4.B2" office:value-type="string">
            <text:p text:style-name="P5">TINTAL</text:p>
          </table:table-cell>
          <table:table-cell table:style-name="Table4.C2" office:value-type="float" office:value="150">
            <text:p text:style-name="P5">150</text:p>
          </table:table-cell>
          <table:table-cell table:style-name="Table4.D2" office:value-type="float" office:value="75">
            <text:p text:style-name="P5">75</text:p>
          </table:table-cell>
        </table:table-row>
      </table:table>
      <text:p text:style-name="P1"/>
      <table:table table:name="Table5" table:style-name="Table5" table:template-name="Simple List Shaded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140317410809616">
          <table:table-cell table:style-name="Table5.A1" office:value-type="string">
            <text:p text:style-name="P4">ID</text:p>
          </table:table-cell>
          <table:table-cell table:style-name="Table5.A1" office:value-type="string">
            <text:p text:style-name="P4">Nombre</text:p>
          </table:table-cell>
          <table:table-cell table:style-name="Table5.A1" office:value-type="string">
            <text:p text:style-name="P4">Password</text:p>
          </table:table-cell>
          <table:table-cell table:style-name="Table5.A1" office:value-type="string">
            <text:p text:style-name="P4">Sede</text:p>
          </table:table-cell>
        </table:table-row>
        <table:table-row table:style-name="TableLine140317770387552">
          <table:table-cell table:style-name="Table5.A2" office:value-type="string">
            <text:p text:style-name="P5">1</text:p>
          </table:table-cell>
          <table:table-cell table:style-name="Table5.A2" office:value-type="string">
            <text:p text:style-name="P8">Seg</text:p>
          </table:table-cell>
          <table:table-cell table:style-name="Table5.C2" office:value-type="float" office:value="1234">
            <text:p text:style-name="P5">1234</text:p>
          </table:table-cell>
          <table:table-cell table:style-name="Table5.A2" office:value-type="string">
            <text:p text:style-name="P5">CENTRO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" style:display-name="Box List Red.1" style:family="table-cell" style:data-style-name="N100">
      <style:table-cell-properties fo:background-color="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2" style:display-name="Box List Red.2" style:family="table-cell" style:data-style-name="N0">
      <style:table-cell-properties fo:background-color="#fcd3c1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3" style:display-name="Box List Red.3" style:family="table-cell" style:data-style-name="N100">
      <style:table-cell-properties fo:border-left="0.74pt solid #ce181e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4" style:display-name="Box List Red.4" style:family="table-cell" style:data-style-name="N0">
      <style:table-cell-properties fo:border-right="0.74pt solid #ce181e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5" style:display-name="Box List Red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6" style:display-name="Box List Red.6" style:family="table-cell" style:data-style-name="N100">
      <style:table-cell-properties fo:background-color="#dddddd" fo:border-left="0.74pt solid #ce181e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7" style:display-name="Box List Red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8" style:display-name="Box List Red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9" style:display-name="Box List Red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0" style:display-name="Box List Red.10" style:family="table-cell" style:data-style-name="N0">
      <style:table-cell-properties fo:background-color="#dddddd" fo:border-right="0.74pt solid #ce181e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1" style:display-name="Box List Red.11" style:family="table-cell" style:data-style-name="N100">
      <style:table-cell-properties fo:background-color="#ce181e" fo:border-left="0.74pt solid 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2" style:display-name="Box List Red.12" style:family="table-cell" style:data-style-name="N100">
      <style:table-cell-properties fo:background-color="#ce181e" fo:border-right="0.74pt solid 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3" style:display-name="Box List Red.13" style:family="table-cell" style:data-style-name="N100">
      <style:table-cell-properties fo:background-color="#fcd3c1" fo:border-left="0.74pt solid #ce181e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4" style:display-name="Box List Red.14" style:family="table-cell" style:data-style-name="N0">
      <style:table-cell-properties fo:background-color="#fcd3c1" fo:border-right="0.74pt solid #ce181e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5" style:display-name="Box List Red.15" style:family="table-cell" style:data-style-name="N100">
      <style:table-cell-properties fo:background-color="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6" style:display-name="Box List Red.16" style:family="table-cell" style:data-style-name="N0">
      <style:table-cell-properties fo:background-color="#fcd3c1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" style:display-name="Box List Yellow.1" style:family="table-cell" style:data-style-name="N100">
      <style:table-cell-properties fo:background-color="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0">
      <style:table-cell-properties fo:background-color="#fffbcc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0">
      <style:table-cell-properties fo:border-left="0.74pt solid #faa61a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0">
      <style:table-cell-properties fo:border-right="0.74pt solid #faa61a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0">
      <style:table-cell-properties fo:background-color="#dddddd" fo:border-left="0.74pt solid #faa61a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0">
      <style:table-cell-properties fo:background-color="#dddddd" fo:border-right="0.74pt solid #faa61a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0">
      <style:table-cell-properties fo:background-color="#faa61a" fo:border-left="0.74pt solid 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0">
      <style:table-cell-properties fo:background-color="#faa61a" fo:border-right="0.74pt solid 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0">
      <style:table-cell-properties fo:background-color="#fffbcc" fo:border-left="0.74pt solid #faa61a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0">
      <style:table-cell-properties fo:background-color="#fffbcc" fo:border-right="0.74pt solid #faa61a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0">
      <style:table-cell-properties fo:background-color="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0">
      <style:table-cell-properties fo:background-color="#fffbcc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" style:display-name="Simple List Shaded.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100">
      <style:table-cell-properties fo:background-color="#cccccc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0">
      <style:table-cell-properties fo:background-color="#cccccc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0">
      <style:table-cell-properties fo:background-color="#cccccc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0">
      <style:table-cell-properties fo:background-color="#cccccc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19T23:14:12.633518114</meta:creation-date>
    <dc:date>2022-11-20T19:20:57.513372128</dc:date>
    <meta:editing-duration>PT17M9S</meta:editing-duration>
    <meta:editing-cycles>2</meta:editing-cycles>
    <meta:generator>LibreOffice/7.2.7.2$MacOSX_X86_64 LibreOffice_project/8d71d29d553c0f7dcbfa38fbfda25ee34cce99a2</meta:generator>
    <meta:document-statistic meta:table-count="5" meta:image-count="0" meta:object-count="0" meta:page-count="1" meta:paragraph-count="52" meta:word-count="52" meta:character-count="313" meta:non-whitespace-character-count="313"/>
  </office:meta>
</office:document-meta>
</file>